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798cm"/>
      <style:paragraph-properties style:writing-mode="lr-tb"/>
    </style:style>
    <style:style style:name="gr2" style:family="graphic" style:parent-style-name="standard">
      <style:graphic-properties draw:marker-end="Arrowheads_20_1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marker-end="Arrowheads_20_1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5cm" svg:height="2.5cm" svg:x="9.5cm" svg:y="8cm">
          <text:p text:style-name="P1"><text:span text:style-name="T1">Timer task</text:span><text:span text:style-name="T1"><text:line-break/></text:span><text:span text:style-name="T1">(5 m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5cm" svg:height="2.5cm" svg:x="5cm" svg:y="8cm">
          <text:p text:style-name="P1"><text:span text:style-name="T1">Rotary encoder selection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25cm" svg:height="2.5cm" svg:x="9.5cm" svg:y="11.75cm">
          <text:p text:style-name="P1"><text:span text:style-name="T1">Display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5cm" svg:y1="9.25cm" svg:x2="9.5cm" svg:y2="9.25cm" draw:start-shape="id1" draw:start-glue-point="10" draw:end-shape="id2" draw:end-glue-point="6" svg:d="M8250 9250h1250" svg:viewBox="0 0 1251 1">
          <text:p text:style-name="P4"><text:span text:style-name="T1"/></text:p>
        </draw:connector>
        <draw:frame draw:style-name="gr3" draw:text-style-name="P3" draw:layer="layout" svg:width="1.75cm" svg:height="0.75cm" svg:x="8cm" svg:y="8.75cm">
          <draw:text-box>
            <text:p text:style-name="P2"><text:span text:style-name="T1">Reset</text:span></text:p>
          </draw:text-box>
        </draw:frame>
        <draw:connector draw:style-name="gr4" draw:text-style-name="P4" draw:layer="layout" svg:x1="11.125cm" svg:y1="10.5cm" svg:x2="11.125cm" svg:y2="11.75cm" draw:start-shape="id2" draw:start-glue-point="8" draw:end-shape="id3" draw:end-glue-point="4" svg:d="M11125 10500v1250" svg:viewBox="0 0 1 1251">
          <text:p/>
        </draw:connector>
        <draw:frame draw:style-name="gr3" draw:text-style-name="P3" draw:layer="layout" svg:width="1.75cm" svg:height="1.039cm" svg:x="11cm" svg:y="10.5cm">
          <draw:text-box>
            <text:p text:style-name="P2"><text:span text:style-name="T1">Start refresh</text:span></text:p>
          </draw:text-box>
        </draw:frame>
        <draw:connector draw:style-name="gr4" draw:text-style-name="P4" draw:layer="layout" svg:x1="6.625cm" svg:y1="10.5cm" svg:x2="9.5cm" svg:y2="13cm" draw:start-shape="id1" draw:start-glue-point="8" draw:end-shape="id3" draw:end-glue-point="6" svg:d="M6625 10500v2500h2875" svg:viewBox="0 0 2876 2501">
          <text:p/>
        </draw:connector>
        <draw:frame draw:style-name="gr3" draw:text-style-name="P3" draw:layer="layout" svg:width="1.75cm" svg:height="0.75cm" svg:x="7.25cm" svg:y="12.25cm">
          <draw:text-box>
            <text:p text:style-name="P2"><text:span text:style-name="T1">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5T13:29:13.694280554</meta:creation-date>
    <dc:date>2022-03-25T13:40:00.804390505</dc:date>
    <meta:editing-duration>PT37S</meta:editing-duration>
    <meta:editing-cycles>1</meta:editing-cycles>
    <meta:document-statistic meta:object-count="9"/>
    <meta:generator>LibreOffice/7.2.5.2.0$Linux_X86_64 LibreOffice_project/20$Build-2</meta:generator>
  </office:meta>
</office:document-meta>
</file>